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52.37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32.49mm"/>
    </style:style>
    <style:style style:name="co22" style:family="table-column">
      <style:table-column-properties fo:break-before="auto" style:column-width="51.82mm"/>
    </style:style>
    <style:style style:name="co23" style:family="table-column">
      <style:table-column-properties fo:break-before="auto" style:column-width="19.69mm"/>
    </style:style>
    <style:style style:name="co24" style:family="table-column">
      <style:table-column-properties fo:break-before="auto" style:column-width="23.5mm"/>
    </style:style>
    <style:style style:name="co25" style:family="table-column">
      <style:table-column-properties fo:break-before="auto" style:column-width="31.94mm"/>
    </style:style>
    <style:style style:name="co26" style:family="table-column">
      <style:table-column-properties fo:break-before="auto" style:column-width="49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50"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2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4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5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JaMuz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New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2_DB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2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3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4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5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6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JaMuz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6_New" table:style-name="ta1">
        <table:table-column table:style-name="co1" table:number-columns-repeated="3" table:default-cell-style-name="Default"/>
        <table:table-column table:style-name="co21" table:default-cell-style-name="ce1"/>
        <table:table-column table:style-name="co22" table:default-cell-style-name="Default"/>
        <table:table-column table:style-name="co1" table:number-columns-repeated="15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7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3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1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15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 eres lo que yo má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 eres lo que yo má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1" table:number-columns-repeated="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 eres lo que yo má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1" table:number-columns-repeated="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 eres lo que yo má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1" table:number-columns-repeated="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 eres lo que yo má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" table:style-name="ta1">
        <table:table-column table:style-name="co1" table:number-columns-repeated="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 eres lo que yo má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1" table:number-columns-repeated="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 eres lo que yo má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 eres lo que yo má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14:26:07.8040090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3-05T14:27:41.969684616</dc:date>
    <dc:creator>Raphael </dc:creator>
    <meta:editing-duration>PT12H15M26S</meta:editing-duration>
    <meta:editing-cycles>44</meta:editing-cycles>
    <meta:document-statistic meta:table-count="33" meta:cell-count="10141" meta:object-count="0"/>
  </office:meta>
</office:document-meta>
</file>